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385a"/>
    </style:style>
    <style:style style:name="P2" style:family="paragraph" style:parent-style-name="Standard">
      <style:text-properties fo:font-weight="bold" officeooo:paragraph-rsid="0016385a" style:font-weight-asian="bold" style:font-weight-complex="bold"/>
    </style:style>
    <style:style style:name="P3" style:family="paragraph" style:parent-style-name="Standard">
      <style:text-properties fo:font-weight="bold" officeooo:paragraph-rsid="0016eee5" style:font-weight-asian="bold" style:font-weight-complex="bold"/>
    </style:style>
    <style:style style:name="P4" style:family="paragraph" style:parent-style-name="Standard">
      <style:text-properties fo:font-weight="bold" officeooo:paragraph-rsid="001c5e8f" style:font-weight-asian="bold" style:font-weight-complex="bold"/>
    </style:style>
    <style:style style:name="P5" style:family="paragraph" style:parent-style-name="Standard">
      <style:text-properties fo:font-weight="bold" officeooo:paragraph-rsid="001cca02" style:font-weight-asian="bold" style:font-weight-complex="bold"/>
    </style:style>
    <style:style style:name="P6" style:family="paragraph" style:parent-style-name="Standard">
      <style:text-properties fo:font-weight="bold" officeooo:paragraph-rsid="001d316d" style:font-weight-asian="bold" style:font-weight-complex="bold"/>
    </style:style>
    <style:style style:name="P7" style:family="paragraph" style:parent-style-name="Standard">
      <style:text-properties fo:font-weight="bold" officeooo:paragraph-rsid="001f102a" style:font-weight-asian="bold" style:font-weight-complex="bold"/>
    </style:style>
    <style:style style:name="P8" style:family="paragraph" style:parent-style-name="Standard">
      <style:text-properties fo:font-weight="bold" officeooo:paragraph-rsid="0024fe52" style:font-weight-asian="bold" style:font-weight-complex="bold"/>
    </style:style>
    <style:style style:name="P9" style:family="paragraph" style:parent-style-name="Standard">
      <style:text-properties fo:font-weight="bold" officeooo:paragraph-rsid="002c748a" style:font-weight-asian="bold" style:font-weight-complex="bold"/>
    </style:style>
    <style:style style:name="P10" style:family="paragraph" style:parent-style-name="Standard">
      <style:text-properties fo:font-weight="bold" officeooo:paragraph-rsid="0030f185" style:font-weight-asian="bold" style:font-weight-complex="bold"/>
    </style:style>
    <style:style style:name="P11" style:family="paragraph" style:parent-style-name="Standard">
      <style:text-properties fo:font-weight="normal" officeooo:paragraph-rsid="0016eee5" style:font-weight-asian="normal" style:font-weight-complex="normal"/>
    </style:style>
    <style:style style:name="P12" style:family="paragraph" style:parent-style-name="Standard">
      <style:text-properties fo:font-weight="normal" officeooo:paragraph-rsid="00194c8e" style:font-weight-asian="normal" style:font-weight-complex="normal"/>
    </style:style>
    <style:style style:name="P13" style:family="paragraph" style:parent-style-name="Standard">
      <style:text-properties fo:font-weight="normal" officeooo:paragraph-rsid="0019f1fb" style:font-weight-asian="normal" style:font-weight-complex="normal"/>
    </style:style>
    <style:style style:name="P14" style:family="paragraph" style:parent-style-name="Standard">
      <style:text-properties fo:font-weight="normal" officeooo:paragraph-rsid="001c5e8f" style:font-weight-asian="normal" style:font-weight-complex="normal"/>
    </style:style>
    <style:style style:name="P15" style:family="paragraph" style:parent-style-name="Standard">
      <style:text-properties fo:font-weight="normal" officeooo:paragraph-rsid="001cca02" style:font-weight-asian="normal" style:font-weight-complex="normal"/>
    </style:style>
    <style:style style:name="P16" style:family="paragraph" style:parent-style-name="Standard">
      <style:text-properties fo:font-weight="normal" officeooo:paragraph-rsid="001d316d" style:font-weight-asian="normal" style:font-weight-complex="normal"/>
    </style:style>
    <style:style style:name="P17" style:family="paragraph" style:parent-style-name="Standard">
      <style:text-properties fo:font-weight="normal" officeooo:paragraph-rsid="001f102a" style:font-weight-asian="normal" style:font-weight-complex="normal"/>
    </style:style>
    <style:style style:name="P18" style:family="paragraph" style:parent-style-name="Standard">
      <style:text-properties fo:font-weight="normal" officeooo:paragraph-rsid="0020b40b" style:font-weight-asian="normal" style:font-weight-complex="normal"/>
    </style:style>
    <style:style style:name="P19" style:family="paragraph" style:parent-style-name="Standard">
      <style:text-properties fo:font-weight="normal" officeooo:paragraph-rsid="0024fe52" style:font-weight-asian="normal" style:font-weight-complex="normal"/>
    </style:style>
    <style:style style:name="P20" style:family="paragraph" style:parent-style-name="Standard">
      <style:text-properties fo:font-weight="normal" officeooo:paragraph-rsid="00274b18" style:font-weight-asian="normal" style:font-weight-complex="normal"/>
    </style:style>
    <style:style style:name="P21" style:family="paragraph" style:parent-style-name="Standard">
      <style:text-properties fo:font-weight="normal" officeooo:paragraph-rsid="00291ff0" style:font-weight-asian="normal" style:font-weight-complex="normal"/>
    </style:style>
    <style:style style:name="P22" style:family="paragraph" style:parent-style-name="Standard">
      <style:text-properties fo:font-weight="normal" officeooo:paragraph-rsid="0029babd" style:font-weight-asian="normal" style:font-weight-complex="normal"/>
    </style:style>
    <style:style style:name="P23" style:family="paragraph" style:parent-style-name="Standard">
      <style:text-properties fo:font-weight="normal" officeooo:paragraph-rsid="00344559" style:font-weight-asian="normal" style:font-weight-complex="normal"/>
    </style:style>
    <style:style style:name="P24" style:family="paragraph" style:parent-style-name="Standard">
      <style:text-properties officeooo:paragraph-rsid="0016eee5"/>
    </style:style>
    <style:style style:name="P25" style:family="paragraph" style:parent-style-name="Standard">
      <style:text-properties officeooo:paragraph-rsid="0018687b"/>
    </style:style>
    <style:style style:name="P26" style:family="paragraph" style:parent-style-name="Standard">
      <style:text-properties officeooo:paragraph-rsid="00194c8e"/>
    </style:style>
    <style:style style:name="P27" style:family="paragraph" style:parent-style-name="Standard">
      <style:text-properties officeooo:paragraph-rsid="0019f1fb"/>
    </style:style>
    <style:style style:name="P28" style:family="paragraph" style:parent-style-name="Standard">
      <style:text-properties officeooo:paragraph-rsid="001c5e8f"/>
    </style:style>
    <style:style style:name="P29" style:family="paragraph" style:parent-style-name="Standard">
      <style:text-properties officeooo:paragraph-rsid="001cca02"/>
    </style:style>
    <style:style style:name="P30" style:family="paragraph" style:parent-style-name="Standard">
      <style:text-properties fo:font-size="26pt" fo:font-weight="bold" officeooo:paragraph-rsid="001cca02" style:font-size-asian="26pt" style:font-weight-asian="bold" style:font-size-complex="26pt" style:font-weight-complex="bold"/>
    </style:style>
    <style:style style:name="P31" style:family="paragraph" style:parent-style-name="Standard">
      <style:text-properties officeooo:paragraph-rsid="001f102a"/>
    </style:style>
    <style:style style:name="P32" style:family="paragraph" style:parent-style-name="Standard">
      <style:text-properties officeooo:paragraph-rsid="0024fe52"/>
    </style:style>
    <style:style style:name="P33" style:family="paragraph" style:parent-style-name="Standard">
      <style:text-properties officeooo:paragraph-rsid="0026f0c5"/>
    </style:style>
    <style:style style:name="P34" style:family="paragraph" style:parent-style-name="Standard">
      <style:text-properties officeooo:paragraph-rsid="002b0e45"/>
    </style:style>
    <style:style style:name="P35" style:family="paragraph" style:parent-style-name="Standard">
      <style:text-properties officeooo:paragraph-rsid="002c5584"/>
    </style:style>
    <style:style style:name="P36" style:family="paragraph" style:parent-style-name="Standard">
      <style:text-properties officeooo:paragraph-rsid="002c748a"/>
    </style:style>
    <style:style style:name="P37" style:family="paragraph" style:parent-style-name="Standard">
      <style:text-properties officeooo:paragraph-rsid="002c9a83"/>
    </style:style>
    <style:style style:name="P38" style:family="paragraph" style:parent-style-name="Standard">
      <style:text-properties officeooo:paragraph-rsid="002dde0a"/>
    </style:style>
    <style:style style:name="P39" style:family="paragraph" style:parent-style-name="Standard">
      <style:text-properties officeooo:paragraph-rsid="002f5bbb"/>
    </style:style>
    <style:style style:name="P40" style:family="paragraph" style:parent-style-name="Standard">
      <style:text-properties officeooo:paragraph-rsid="0030f185"/>
    </style:style>
    <style:style style:name="P41" style:family="paragraph" style:parent-style-name="Standard">
      <style:text-properties officeooo:paragraph-rsid="00329bfe"/>
    </style:style>
    <style:style style:name="P42" style:family="paragraph" style:parent-style-name="Standard">
      <style:text-properties officeooo:paragraph-rsid="003319ec"/>
    </style:style>
    <style:style style:name="T1" style:family="text">
      <style:text-properties officeooo:rsid="0016385a"/>
    </style:style>
    <style:style style:name="T2" style:family="text">
      <style:text-properties officeooo:rsid="0016eee5"/>
    </style:style>
    <style:style style:name="T3" style:family="text">
      <style:text-properties officeooo:rsid="0018687b"/>
    </style:style>
    <style:style style:name="T4" style:family="text">
      <style:text-properties fo:font-weight="bold" officeooo:rsid="0016eee5" style:font-weight-asian="bold" style:font-weight-complex="bold"/>
    </style:style>
    <style:style style:name="T5" style:family="text">
      <style:text-properties officeooo:rsid="00194c8e"/>
    </style:style>
    <style:style style:name="T6" style:family="text">
      <style:text-properties officeooo:rsid="0019f1fb"/>
    </style:style>
    <style:style style:name="T7" style:family="text">
      <style:text-properties fo:font-weight="normal" officeooo:rsid="0016eee5" style:font-weight-asian="normal" style:font-weight-complex="normal"/>
    </style:style>
    <style:style style:name="T8" style:family="text">
      <style:text-properties fo:font-weight="normal" officeooo:rsid="0016385a" style:font-weight-asian="normal" style:font-weight-complex="normal"/>
    </style:style>
    <style:style style:name="T9" style:family="text">
      <style:text-properties fo:font-weight="normal" officeooo:rsid="0019f1fb" style:font-weight-asian="normal" style:font-weight-complex="normal"/>
    </style:style>
    <style:style style:name="T10" style:family="text">
      <style:text-properties fo:font-weight="normal" officeooo:rsid="00223c23" style:font-weight-asian="normal" style:font-weight-complex="normal"/>
    </style:style>
    <style:style style:name="T11" style:family="text">
      <style:text-properties officeooo:rsid="001c5e8f"/>
    </style:style>
    <style:style style:name="T12" style:family="text">
      <style:text-properties officeooo:rsid="001cca02"/>
    </style:style>
    <style:style style:name="T13" style:family="text">
      <style:text-properties officeooo:rsid="001d316d"/>
    </style:style>
    <style:style style:name="T14" style:family="text">
      <style:text-properties officeooo:rsid="001f102a"/>
    </style:style>
    <style:style style:name="T15" style:family="text">
      <style:text-properties officeooo:rsid="0020b40b"/>
    </style:style>
    <style:style style:name="T16" style:family="text">
      <style:text-properties officeooo:rsid="00223c23"/>
    </style:style>
    <style:style style:name="T17" style:family="text">
      <style:text-properties officeooo:rsid="0024fe52"/>
    </style:style>
    <style:style style:name="T18" style:family="text">
      <style:text-properties officeooo:rsid="0026f0c5"/>
    </style:style>
    <style:style style:name="T19" style:family="text">
      <style:text-properties officeooo:rsid="00291ff0"/>
    </style:style>
    <style:style style:name="T20" style:family="text">
      <style:text-properties officeooo:rsid="0029babd"/>
    </style:style>
    <style:style style:name="T21" style:family="text">
      <style:text-properties officeooo:rsid="002b0e45"/>
    </style:style>
    <style:style style:name="T22" style:family="text">
      <style:text-properties officeooo:rsid="002c5584"/>
    </style:style>
    <style:style style:name="T23" style:family="text">
      <style:text-properties officeooo:rsid="002c748a"/>
    </style:style>
    <style:style style:name="T24" style:family="text">
      <style:text-properties officeooo:rsid="002c9a83"/>
    </style:style>
    <style:style style:name="T25" style:family="text">
      <style:text-properties officeooo:rsid="002dde0a"/>
    </style:style>
    <style:style style:name="T26" style:family="text">
      <style:text-properties officeooo:rsid="002f5bbb"/>
    </style:style>
    <style:style style:name="T27" style:family="text">
      <style:text-properties officeooo:rsid="0030f185"/>
    </style:style>
    <style:style style:name="T28" style:family="text">
      <style:text-properties officeooo:rsid="00329bfe"/>
    </style:style>
    <style:style style:name="T29" style:family="text">
      <style:text-properties officeooo:rsid="00330a1e"/>
    </style:style>
    <style:style style:name="T30" style:family="text">
      <style:text-properties officeooo:rsid="00331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">Physical</text:span></text:p>
      <text:p text:style-name="P18"><text:span text:style-name="T5">Age, </text:span><text:span text:style-name="T6">Height, Weight, </text:span><text:span text:style-name="T16">Sex</text:span></text:p>
      <text:p text:style-name="P23"><text:span text:style-name="T16">General fitness</text:span></text:p>
      <text:p text:style-name="P24"><text:span text:style-name="T7">Do you require life saving medication regularly?</text:span></text:p>
      <text:p text:style-name="P27"><text:span text:style-name="T1">Strength sport/</text:span><text:span text:style-name="T16">training</text:span><text:span text:style-name="T1"> </text:span><text:span text:style-name="T6">hours per month</text:span></text:p>
      <text:p text:style-name="P27"><text:span text:style-name="T8">Cardio sport/</text:span><text:span text:style-name="T10">training</text:span><text:span text:style-name="T8"> </text:span><text:span text:style-name="T9">hours per per month</text:span></text:p>
      <text:p text:style-name="P13"><text:span text:style-name="T1">Are you pregnant?</text:span></text:p>
      <text:p text:style-name="P15"><text:span text:style-name="T12">Can you speak?</text:span></text:p>
      <text:p text:style-name="P32"><text:span text:style-name="T11">Hearing</text:span></text:p>
      <text:p text:style-name="P32"><text:span text:style-name="T11">Sight</text:span></text:p>
      <text:p text:style-name="P32"><text:span text:style-name="T8"/></text:p>
      <text:p text:style-name="P8"><text:span text:style-name="T17">Nearby </text:span><text:span text:style-name="T29">buildings</text:span></text:p>
      <text:p text:style-name="P42"><text:span text:style-name="T30">Minimum/medium security prison</text:span></text:p>
      <text:p text:style-name="P42"><text:span text:style-name="T30">Maximum security p</text:span><text:span text:style-name="T1">rison</text:span></text:p>
      <text:p text:style-name="P26"><text:span text:style-name="T1">Army base</text:span></text:p>
      <text:p text:style-name="P26"><text:span text:style-name="T1">School</text:span></text:p>
      <text:p text:style-name="P26"><text:span text:style-name="T1">Hospital</text:span></text:p>
      <text:p text:style-name="P42"><text:span text:style-name="T30">University</text:span></text:p>
      <text:p text:style-name="P26"><text:span text:style-name="T1">Fire station</text:span></text:p>
      <text:p text:style-name="P26"><text:span text:style-name="T1">Police Station</text:span></text:p>
      <text:p text:style-name="P32"><text:span text:style-name="T17">Grocery store</text:span></text:p>
      <text:p text:style-name="P19"><text:span text:style-name="T17">Farm</text:span></text:p>
      <text:p text:style-name="P41"><text:span text:style-name="T28">Secluded shelter that is not on regular maps owned by you or close friends</text:span></text:p>
      <text:p text:style-name="P41"><text:span text:style-name="T28"/></text:p>
      <text:p text:style-name="P4"><text:span text:style-name="T11">Woke up tomorrow where would you be</text:span></text:p>
      <text:p text:style-name="P26"><text:span text:style-name="T1">Rural</text:span></text:p>
      <text:p text:style-name="P26"><text:span text:style-name="T1">Suburban</text:span></text:p>
      <text:p text:style-name="P14"><text:span text:style-name="T11">small city</text:span></text:p>
      <text:p text:style-name="P14"><text:span text:style-name="T11">Large city</text:span></text:p>
      <text:p text:style-name="P14"><text:span text:style-name="T11"/></text:p>
      <text:p text:style-name="P3"><text:span text:style-name="T2">Skills </text:span><text:span text:style-name="T11">0-3</text:span></text:p>
      <text:p text:style-name="P28"><text:span text:style-name="T11">Medical</text:span></text:p>
      <text:p text:style-name="P28"><text:span text:style-name="T11">Military</text:span></text:p>
      <text:p text:style-name="P28"><text:span text:style-name="T11">Public speaking</text:span></text:p>
      <text:p text:style-name="P14"><text:span text:style-name="T11">Wilderness skills</text:span></text:p>
      <text:p text:style-name="P14"><text:span text:style-name="T11">Food science</text:span></text:p>
      <text:p text:style-name="P14"><text:span text:style-name="T11"/></text:p>
      <text:p text:style-name="P25"><text:span text:style-name="T1">Construction</text:span></text:p>
      <text:p text:style-name="P28"><text:span text:style-name="T11">Electronics</text:span></text:p>
      <text:p text:style-name="P28"><text:span text:style-name="T11">Metal working</text:span></text:p>
      <text:p text:style-name="P25"><text:span text:style-name="T1">Automotive mechanic</text:span></text:p>
      <text:p text:style-name="P25"><text:span text:style-name="T1"/></text:p>
      <text:p text:style-name="P28"><text:span text:style-name="T11">Armed, hand to hand combat</text:span></text:p>
      <text:p text:style-name="P28"><text:span text:style-name="T11">Unarmed, hand to hand combat</text:span></text:p>
      <text:p text:style-name="P33"><text:span text:style-name="T18">Firearms</text:span></text:p>
      <text:p text:style-name="P33"><text:span text:style-name="T11">Arc</text:span><text:span text:style-name="T18">h</text:span><text:span text:style-name="T11">ery or throwing weapons</text:span></text:p>
      <text:p text:style-name="P25"><text:span text:style-name="T1">Martial arts</text:span></text:p>
      <text:p text:style-name="P14"><text:span text:style-name="T2"/></text:p>
      <text:p text:style-name="P20"><text:span text:style-name="T1">Hoseback riding</text:span></text:p>
      <text:p text:style-name="P21"><text:span text:style-name="T19">Bicycle</text:span></text:p>
      <text:p text:style-name="P21"><text:span text:style-name="T19">Rock climbing</text:span></text:p>
      <text:p text:style-name="P21"><text:span text:style-name="T19">Swimming</text:span></text:p>
      <text:p text:style-name="P26"><text:soft-page-break/><text:span text:style-name="T5">Can you drive an automatic car?</text:span></text:p>
      <text:p text:style-name="P12"><text:span text:style-name="T5">Can you drive a standard car?</text:span></text:p>
      <text:p text:style-name="P11"><text:span text:style-name="T2"/></text:p>
      <text:p text:style-name="P7"><text:span text:style-name="T5">Equipment </text:span><text:span text:style-name="T1">Experience</text:span></text:p>
      <text:p text:style-name="P31"><text:span text:style-name="T1">Explosives</text:span></text:p>
      <text:p text:style-name="P31"><text:span text:style-name="T1">Rifles</text:span></text:p>
      <text:p text:style-name="P31"><text:span text:style-name="T1">Shotguns</text:span></text:p>
      <text:p text:style-name="P17"><text:span text:style-name="T1">Pistols</text:span></text:p>
      <text:p text:style-name="P17"><text:span text:style-name="T14">Bows</text:span></text:p>
      <text:p text:style-name="P17"><text:span text:style-name="T14">Hand to hand weapons</text:span></text:p>
      <text:p text:style-name="P11"><text:span text:style-name="T2"/></text:p>
      <text:p text:style-name="P4"><text:span text:style-name="T11">Psychology</text:span></text:p>
      <text:p text:style-name="P28"><text:span text:style-name="T11">Have you ever had a panic attack?</text:span></text:p>
      <text:p text:style-name="P14"><text:span text:style-name="T1">Are you happy?</text:span></text:p>
      <text:p text:style-name="P26"><text:span text:style-name="T5">Number of realistic zombie movies seen</text:span></text:p>
      <text:p text:style-name="P28"><text:span text:style-name="T11">Does the sight of gore and blood bother you?</text:span></text:p>
      <text:p text:style-name="P31"><text:span text:style-name="T14">Does the idea of a zombie apocalypse interest or excite you?</text:span></text:p>
      <text:p text:style-name="P26"><text:span text:style-name="T1"/></text:p>
      <text:p text:style-name="P3"><text:span text:style-name="T2">Entourage</text:span></text:p>
      <text:p text:style-name="P1"><text:span text:style-name="T1">Do you live alone?</text:span></text:p>
      <text:p text:style-name="P28"><text:span text:style-name="T11">Are you an asshole?</text:span></text:p>
      <text:p text:style-name="P29"><text:span text:style-name="T12">Might your family die for you?</text:span></text:p>
      <text:p text:style-name="P29"><text:span text:style-name="T12">Might your friends die for you?</text:span></text:p>
      <text:p text:style-name="P1"/>
      <text:p text:style-name="P5"><text:span text:style-name="T12">Other</text:span></text:p>
      <text:p text:style-name="P1"><text:span text:style-name="T1">Do you wear a helmet to bike?</text:span></text:p>
      <text:p text:style-name="P35"><text:span text:style-name="T22">Do you wear a seatbelt in cars?</text:span></text:p>
      <text:p text:style-name="P29"><text:span text:style-name="T12">How often do you pay attention to the news?</text:span></text:p>
      <text:p text:style-name="P34"><text:span text:style-name="T21">Do you watch hands on shows like How It's Made, Dirty Jobs, Handyman Challenge, etc?</text:span></text:p>
      <text:p text:style-name="P1"><text:span text:style-name="T1"/></text:p>
      <text:p text:style-name="P9"><text:span text:style-name="T23">Priority</text:span></text:p>
      <text:p text:style-name="P37"><text:span text:style-name="T24">Partner(s)</text:span></text:p>
      <text:p text:style-name="P1"><text:span text:style-name="T1">Friends</text:span></text:p>
      <text:p text:style-name="P1"><text:span text:style-name="T1">Family</text:span></text:p>
      <text:p text:style-name="P36"><text:span text:style-name="T23">Myself</text:span></text:p>
      <text:p text:style-name="P1"><text:span text:style-name="T1"/></text:p>
      <text:p text:style-name="P2"><text:span text:style-name="T1">Value</text:span><text:span text:style-name="T3">s</text:span></text:p>
      <text:p text:style-name="P1"><text:span text:style-name="T1">Love</text:span></text:p>
      <text:p text:style-name="P38"><text:span text:style-name="T25">Myself</text:span></text:p>
      <text:p text:style-name="P38"><text:span text:style-name="T25">Justice</text:span></text:p>
      <text:p text:style-name="P38"><text:span text:style-name="T25">Truth</text:span></text:p>
      <text:p text:style-name="P39"><text:span text:style-name="T26">Respect</text:span></text:p>
      <text:p text:style-name="P1"><text:span text:style-name="T1">Courage</text:span></text:p>
      <text:p text:style-name="P1"><text:span text:style-name="T1">Strength</text:span></text:p>
      <text:p text:style-name="P1"><text:span text:style-name="T1"/></text:p>
      <text:p text:style-name="P10"><text:span text:style-name="T27">Property</text:span></text:p>
      <text:p text:style-name="P40"><text:span text:style-name="T27">Bicycle</text:span></text:p>
      <text:p text:style-name="P40"><text:span text:style-name="T27">Car</text:span></text:p>
      <text:p text:style-name="P41"><text:span text:style-name="T28">Horse</text:span></text:p>
      <text:p text:style-name="P1"><text:span text:style-name="T1">Explosives</text:span></text:p>
      <text:p text:style-name="P41"><text:span text:style-name="T28">Firearm(s) and ammo</text:span></text:p>
      <text:p text:style-name="P40"><text:span text:style-name="T27">One handed metal tools like hammers and screwdrivers</text:span></text:p>
      <text:p text:style-name="P40"><text:soft-page-break/><text:span text:style-name="T27">Large metal tools like shovels or axes</text:span></text:p>
      <text:p text:style-name="P1"><text:span text:style-name="T1"/></text:p>
      <text:p text:style-name="P30"><text:span text:style-name="T12">Ways to die</text:span></text:p>
      <text:p text:style-name="P5"><text:span text:style-name="T12">Humans</text:span></text:p>
      <text:p text:style-name="P15"><text:span text:style-name="T12">Shot, crossfire during a fight with zombies.</text:span></text:p>
      <text:p text:style-name="P15"><text:span text:style-name="T12">Killed by rogues, to loot your supplies.</text:span></text:p>
      <text:p text:style-name="P15"><text:span text:style-name="T12">Raped and killed by rogues.</text:span></text:p>
      <text:p text:style-name="P15"><text:span text:style-name="T12">Killed by rogues, to steal your car.</text:span></text:p>
      <text:p text:style-name="P15"><text:span text:style-name="T12">Mistaken for a zombie and shot.</text:span></text:p>
      <text:p text:style-name="P15"><text:span text:style-name="T12">Your party was very tired of your leadership.</text:span></text:p>
      <text:p text:style-name="P15"><text:span text:style-name="T12">Your party killed you for being a great risk to their lives.</text:span></text:p>
      <text:p text:style-name="P15"><text:span text:style-name="T12">Nutto worried you would die while giving birth.</text:span></text:p>
      <text:p text:style-name="P15"><text:span text:style-name="T12">Shot in crossfire while fighting with the army.</text:span></text:p>
      <text:p text:style-name="P15"><text:span text:style-name="T12"/></text:p>
      <text:p text:style-name="P5"><text:span text:style-name="T12">Environment</text:span></text:p>
      <text:p text:style-name="P15"><text:span text:style-name="T12">Barricaded inside a building with no food. Starved.</text:span></text:p>
      <text:p text:style-name="P15"><text:span text:style-name="T12">Ran out of food after a month.</text:span></text:p>
      <text:p text:style-name="P15"><text:span text:style-name="T12">Ran out of food after a year.</text:span></text:p>
      <text:p text:style-name="P15"><text:span text:style-name="T12">Car expired in the middle of no where. Starve or freeze.</text:span></text:p>
      <text:p text:style-name="P15"><text:span text:style-name="T12">Freeze to death.</text:span></text:p>
      <text:p text:style-name="P15"><text:span text:style-name="T12"/></text:p>
      <text:p text:style-name="P5"><text:span text:style-name="T12">Suicide</text:span></text:p>
      <text:p text:style-name="P15"><text:span text:style-name="T13">Planned s</text:span><text:span text:style-name="T12">uicide</text:span></text:p>
      <text:p text:style-name="P15"><text:span text:style-name="T12">So scared you shot yourself.</text:span></text:p>
      <text:p text:style-name="P15"><text:span text:style-name="T12">So scared you shot yourself and later bled to death.</text:span></text:p>
      <text:p text:style-name="P15"><text:span text:style-name="T12">Shot yourself playing with guns.</text:span></text:p>
      <text:p text:style-name="P15"><text:span text:style-name="T12">Shot yourself playing with guns and later bled to death.</text:span></text:p>
      <text:p text:style-name="P16"><text:span text:style-name="T12">You no longer felt a need to fight and just gave up.</text:span></text:p>
      <text:p text:style-name="P16"><text:span text:style-name="T12"/></text:p>
      <text:p text:style-name="P5"><text:span text:style-name="T12">Explosives</text:span></text:p>
      <text:p text:style-name="P15"><text:span text:style-name="T12">Self-exploded during a fight with zombies.</text:span></text:p>
      <text:p text:style-name="P15"><text:span text:style-name="T12">Self-exploded while making bombs.</text:span></text:p>
      <text:p text:style-name="P15"><text:span text:style-name="T12">Bullet explodes a bomb you were carrying.</text:span></text:p>
      <text:p text:style-name="P15"><text:span text:style-name="T12"/></text:p>
      <text:p text:style-name="P5"><text:span text:style-name="T12">Car</text:span></text:p>
      <text:p text:style-name="P15"><text:span text:style-name="T12">Family or friend turns into a zombie in your car. Crash.</text:span></text:p>
      <text:p text:style-name="P15"><text:span text:style-name="T12">Regular car accident.</text:span></text:p>
      <text:p text:style-name="P16"><text:span text:style-name="T12">Your car expired in the middle of </text:span><text:span text:style-name="T13">a pack of zombies.</text:span></text:p>
      <text:p text:style-name="P16"><text:span text:style-name="T13"/></text:p>
      <text:p text:style-name="P5"><text:span text:style-name="T12">Fairly Normal</text:span></text:p>
      <text:p text:style-name="P15"><text:span text:style-name="T12">Heart attack.</text:span></text:p>
      <text:p text:style-name="P15"><text:span text:style-name="T12">Unnecessary stunt when the going was easy.</text:span></text:p>
      <text:p text:style-name="P15"><text:span text:style-name="T12">Natural causes. A long, normal life.</text:span></text:p>
      <text:p text:style-name="P18"><text:span text:style-name="T15">Ran out of medication.</text:span></text:p>
      <text:p text:style-name="P15"><text:span text:style-name="T12"/></text:p>
      <text:p text:style-name="P6"><text:span text:style-name="T13">Eaten</text:span></text:p>
      <text:p text:style-name="P15"><text:span text:style-name="T12">Overrun by masses of zombies.</text:span></text:p>
      <text:p text:style-name="P15"><text:span text:style-name="T12">So scared you stopped running.</text:span></text:p>
      <text:p text:style-name="P15"><text:span text:style-name="T12">Cornered into a dead end.</text:span></text:p>
      <text:p text:style-name="P15"><text:span text:style-name="T12">A zombie outran you.</text:span></text:p>
      <text:p text:style-name="P15"><text:span text:style-name="T12">You thought zombies were still people.</text:span></text:p>
      <text:p text:style-name="P15"><text:soft-page-break/><text:span text:style-name="T12">Family or friend turns into a zombie in your car and bites you.</text:span></text:p>
      <text:p text:style-name="P15"><text:span text:style-name="T12">A zombie sat waiting in your car for you.</text:span></text:p>
      <text:p text:style-name="P15"><text:span text:style-name="T12">Your party failed to see a zombie advancing from behind you.</text:span></text:p>
      <text:p text:style-name="P15"><text:span text:style-name="T13">While </text:span><text:span text:style-name="T12">looking for your Family.</text:span></text:p>
      <text:p text:style-name="P15"><text:span text:style-name="T13">while</text:span><text:span text:style-name="T12"> looking for your Friends.</text:span></text:p>
      <text:p text:style-name="P15"><text:span text:style-name="T13">while</text:span><text:span text:style-name="T12"> looking for your Lover.</text:span></text:p>
      <text:p text:style-name="P15"><text:span text:style-name="T12">Weren't aware of the </text:span><text:span text:style-name="T13">apocalypse until a group of zombies found you.</text:span></text:p>
      <text:p text:style-name="P15"><text:span text:style-name="T12">In denial that an infected relative was in fact a zombie.</text:span></text:p>
      <text:p text:style-name="P15"><text:span text:style-name="T12">while fighting with the army.</text:span></text:p>
      <text:p text:style-name="P15"><text:span text:style-name="T12">You mistook a zombie for a parent of family member.</text:span></text:p>
      <text:p text:style-name="P15"><text:span text:style-name="T12">unable to reach a helping hand in time.</text:span></text:p>
      <text:p text:style-name="P15"><text:span text:style-name="T12">Surprise zombie at a gas station.</text:span></text:p>
      <text:p text:style-name="P15"><text:span text:style-name="T13">a</text:span><text:span text:style-name="T12">fter breaking or badly spraining a leg while running from zombies.</text:span></text:p>
      <text:p text:style-name="P16"><text:span text:style-name="T12">after makeshift barricade fails unexpectedly.</text:span></text:p>
      <text:p text:style-name="P16"><text:span text:style-name="T13">A bike accident scrambled your senses long enough for a zombie to jump you.</text:span></text:p>
      <text:p text:style-name="P16"><text:span text:style-name="T12">You mistook a zombie for a normal person.</text:span></text:p>
      <text:p text:style-name="P16"><text:span text:style-name="T12">You didn't hear it coming from behind.</text:span></text:p>
      <text:p text:style-name="P16"><text:span text:style-name="T12">You walked right into a zombie, who then ate you.</text:span></text:p>
      <text:p text:style-name="P18"><text:span text:style-name="T15">While looking for medication.</text:span></text:p>
      <text:p text:style-name="P15"><text:span text:style-name="T12"/></text:p>
      <text:p text:style-name="P6"><text:span text:style-name="T13">Infected</text:span></text:p>
      <text:p text:style-name="P15"><text:span text:style-name="T12">Infected, by zombie blood while doing research in a lab.</text:span></text:p>
      <text:p text:style-name="P16"><text:span text:style-name="T13">Then b</text:span><text:span text:style-name="T12">led to death after cutting </text:span><text:span text:style-name="T13">off infected limb.</text:span></text:p>
      <text:p text:style-name="P15"><text:span text:style-name="T12">An exploding zombie sprayed your face with infected blood.</text:span></text:p>
      <text:p text:style-name="P15"><text:span text:style-name="T12">A shotgunned zombie sprayed your face with infected blood.</text:span></text:p>
      <text:p text:style-name="P22"><text:span text:style-name="T20">Bitten by an underwater zombie while swimming accross a body of water</text:span></text:p>
      <text:p text:style-name="P15"><text:span text:style-name="T12"/></text:p>
      <text:p text:style-name="P6"><text:span text:style-name="T13">Frenzy</text:span></text:p>
      <text:p text:style-name="P15"><text:span text:style-name="T12">In a frenzy you ran into a crowd of zombies, guns blazing.</text:span></text:p>
      <text:p text:style-name="P15"><text:span text:style-name="T12"/></text:p>
      <text:p text:style-name="P6"><text:span text:style-name="T12">Other</text:span></text:p>
      <text:p text:style-name="P16"><text:span text:style-name="T12">In a melee combat frenzy, infected blood splashed your face.</text:span></text:p>
      <text:p text:style-name="P16"><text:span text:style-name="T12">A miscarriaged </text:span><text:span text:style-name="T13">zombie </text:span><text:span text:style-name="T12">baby killed you from the in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20:44:39</meta:creation-date>
    <dc:date>2014-01-24T23:09:01</dc:date>
    <meta:editing-duration>PT1H22M41S</meta:editing-duration>
    <meta:editing-cycles>25</meta:editing-cycles>
    <meta:generator>LibreOffice/4.0.2.2$Linux_x86 LibreOffice_project/400m0$Build-2</meta:generator>
    <meta:document-statistic meta:table-count="0" meta:image-count="0" meta:object-count="0" meta:page-count="4" meta:paragraph-count="165" meta:word-count="762" meta:character-count="4352" meta:non-whitespace-character-count="3755"/>
  </office:meta>
</office:document-meta>
</file>